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'SF UI Text', Arial, 'PingFang SC', 'Hiragino Sans GB', 'Microsoft YaHei', 'WenQuanYi Micro Hei', sans-serif, SimHei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8549" officeooo:paragraph-rsid="00048549"/>
    </style:style>
    <style:style style:name="P2" style:family="paragraph" style:parent-style-name="Standard">
      <style:text-properties officeooo:rsid="0004db1a" officeooo:paragraph-rsid="0004db1a"/>
    </style:style>
    <style:style style:name="T1" style:family="text">
      <style:text-properties officeooo:rsid="000485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ab/><text:span text:style-name="T1">Go生成uuid</text:span></text:p>
      <text:p text:style-name="Standard"/>
      <text:p text:style-name="P1">uuid是Universally Unique Identifier的缩写，即通用唯一识别码。</text:p>
      <text:p text:style-name="P1"/>
      <text:p text:style-name="P1">uuid的目的是让分布式系统中的所有元素，都能有唯一的辨识资讯，而不需要透过中央控制端来做辨识资讯的指定。如此一来，每个人都可以建立不与其它人冲突的 uuid。</text:p>
      <text:p text:style-name="P1"/>
      <text:p text:style-name="P1"/>
      <text:p text:style-name="P1">目前，golang中的uuid还没有纳入标准库，我们使用github上的开源库</text:p>
      <text:p text:style-name="P1"/>
      <text:p text:style-name="P1">go get -u github.com/satori/go.uuid</text:p>
      <text:p text:style-name="P1"/>
      <text:p text:style-name="P2">func main() {</text:p>
      <text:p text:style-name="P2"><text:tab/>u1 := uuid.Must(uuid.NewV4())</text:p>
      <text:p text:style-name="P2"><text:tab/>fmt.Printf("UUIDv4: %s\n", u1)</text:p>
      <text:p text:style-name="P2"><text:tab/>u2, err := uuid.NewV4()</text:p>
      <text:p text:style-name="P2"><text:tab/>if err != nil {</text:p>
      <text:p text:style-name="P2"><text:tab/><text:tab/>fmt.Println(err)</text:p>
      <text:p text:style-name="P2"><text:tab/><text:tab/>return</text:p>
      <text:p text:style-name="P2"><text:tab/>}</text:p>
      <text:p text:style-name="P2"><text:tab/>fmt.Printf("UUIDv4: %s\n", u2)</text:p>
      <text:p text:style-name="P2"><text:tab/>u3, err := uuid.FromString("6ba7b810-9dad-11d1-80b4-00c04fd430c8")</text:p>
      <text:p text:style-name="P2"><text:tab/>if err != nil {</text:p>
      <text:p text:style-name="P2"><text:tab/><text:tab/>fmt.Printf("Something went wrong: %s", err)</text:p>
      <text:p text:style-name="P2"><text:tab/>}</text:p>
      <text:p text:style-name="P2"><text:tab/>fmt.Printf("Successfully parsed: %s\n", u3)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'SF UI Text', Arial, 'PingFang SC', 'Hiragino Sans GB', 'Microsoft YaHei', 'WenQuanYi Micro Hei', sans-serif, SimHei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6:34:23.829975373</meta:creation-date>
    <dc:date>2018-07-18T16:49:20.283379582</dc:date>
    <meta:editing-duration>PT4M46S</meta:editing-duration>
    <meta:editing-cycles>1</meta:editing-cycles>
    <meta:document-statistic meta:table-count="0" meta:image-count="0" meta:object-count="0" meta:page-count="1" meta:paragraph-count="20" meta:word-count="169" meta:character-count="558" meta:non-whitespace-character-count="506"/>
    <meta:generator>LibreOffice/5.1.6.2$Linux_X86_64 LibreOffice_project/10m0$Build-2</meta:generator>
  </office:meta>
</office:document-meta>
</file>